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202c06"/>
    </style:style>
    <style:style style:name="P2" style:family="paragraph" style:parent-style-name="Standard">
      <style:text-properties fo:font-size="14pt" officeooo:paragraph-rsid="00208fdb"/>
    </style:style>
    <style:style style:name="P3" style:family="paragraph" style:parent-style-name="Standard">
      <style:text-properties fo:font-size="14pt" officeooo:rsid="00208fdb" officeooo:paragraph-rsid="00208fdb"/>
    </style:style>
    <style:style style:name="P4" style:family="paragraph" style:parent-style-name="Standard">
      <style:text-properties fo:font-size="14pt" officeooo:rsid="00202c06" officeooo:paragraph-rsid="00208fd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28e56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fo:font-size="14pt" officeooo:rsid="00228e56" officeooo:paragraph-rsid="00208fdb"/>
    </style:style>
    <style:style style:name="P7" style:family="paragraph" style:parent-style-name="Standard">
      <style:text-properties style:text-line-through-style="none" style:text-line-through-type="none" fo:font-size="14pt" style:text-underline-style="none" officeooo:rsid="00228e56" officeooo:paragraph-rsid="00208fdb"/>
    </style:style>
    <style:style style:name="T1" style:family="text">
      <style:text-properties officeooo:rsid="00202c06"/>
    </style:style>
    <style:style style:name="T2" style:family="text">
      <style:text-properties officeooo:rsid="00208fd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08fdb"/>
    </style:style>
    <style:style style:name="T5" style:family="text">
      <style:text-properties style:text-line-through-style="none" style:text-line-through-type="none" officeooo:rsid="00228e56"/>
    </style:style>
    <style:style style:name="T6" style:family="text">
      <style:text-properties officeooo:rsid="002759e3"/>
    </style:style>
    <style:style style:name="T7" style:family="text">
      <style:text-properties officeooo:rsid="00288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FE DETERMINISTIC, HMMMM, OR NOT.</text:p>
      <text:p text:style-name="Standard"/>
      <text:p text:style-name="P1"/>
      <text:p text:style-name="P1">If someday, somehow we managed <text:span text:style-name="T1">to see the future, that means the future is deterministic. It means that every thing that will ever happen is predetermined; because if we can see it or predict it with some technology then it’s already there, and our choices have been already made! We just had to observe it.</text:span></text:p>
      <text:p text:style-name="P4">Let’s just assume for a minute that we’re okay with living without free-well.<text:line-break/>But now when we know exactly what’s gonna happen after say five seconds from now, you can change it right?<text:line-break/><text:line-break/>Imagine that you are setting in the middle of a room, in front of you there is a huge screen covering the wall, projecting you after five seconds continuously, <text:s/>you watch you’re self saying out-loud with an open mouth “WHAT THE FUCK!”. And before thinking about it, after exactly five seconds of abstractedness you say with an open mouth “WHAT THE FUCK!”.<text:line-break/>But then you think about everything, you say in your mind “I am not following a script, am not a robot in a simulation, I have free-well, there is no machine can decide <text:s/>my choices for me, I chose to eat cheese instead of jam <text:span text:style-name="T6">this morning</text:span>.” So you decide to do anything else other than what the screen is projecting. Next second you see your-self <text:span text:style-name="T7">on the screen </text:span>standing <text:span text:style-name="T7">up</text:span> from your chair, so you decide that you will not stand up.</text:p>
      <text:p text:style-name="P2"/>
      <text:p text:style-name="P2"><text:span text:style-name="T2">For the sake of this argument let us assume that you did not stand up from your chair, because honestly I’d like to think that I am the one in the center of the web deciding what I do and what I do not. <text:line-break/><text:line-break/>So, now if we can change the future - </text:span><text:span text:style-name="T4">by not standing up when the screen showed we will – then it means that the future is not predetermined, we have free-well, but if the future is not deterministic how did we see it in the first place? How could we see something that was never there?<text:line-break/><text:line-break/>And the most important question is: “HOW THE FUCK SOMETHING DETERMINISTIC CHANGES TO BE NON-DETERMINISTIC ONCE WE OBSERVE IT!” <text:line-break/></text:span></text:p>
      <text:p text:style-name="P3"><text:span text:style-name="T3">I just blowed up my mind </text:span><text:span text:style-name="T5">at this moment.</text:span></text:p>
      <text:p text:style-name="P6"/>
      <text:p text:style-name="P7">- Ahmed Ayman, may 20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0:45:11.933468991</meta:creation-date>
    <meta:generator>LibreOffice/6.0.6.2$Linux_X86_64 LibreOffice_project/00m0$Build-2</meta:generator>
    <dc:date>2020-08-19T00:47:33.395092252</dc:date>
    <meta:editing-duration>PT13M46S</meta:editing-duration>
    <meta:editing-cycles>7</meta:editing-cycles>
    <meta:document-statistic meta:table-count="0" meta:image-count="0" meta:object-count="0" meta:page-count="1" meta:paragraph-count="6" meta:word-count="371" meta:character-count="1999" meta:non-whitespace-character-count="1625"/>
  </office:meta>
</office:document-meta>
</file>